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“done” button and time limit for building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14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display the given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style-name="ce33" table:number-columns-repeated="3"/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0:34:25.088864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9T12:28:42.505467241</dc:date>
    <meta:editing-duration>PT21H45M17S</meta:editing-duration>
    <meta:editing-cycles>53</meta:editing-cycles>
    <meta:document-statistic meta:table-count="1" meta:cell-count="100" meta:object-count="0"/>
  </office:meta>
</office:document-meta>
</file>